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ate">
      <style:paragraph-properties fo:text-align="center" style:justify-single-word="false"/>
    </style:style>
    <style:style style:name="P3" style:family="paragraph" style:parent-style-name="Contents_20_1">
      <style:paragraph-properties>
        <style:tab-stops>
          <style:tab-stop style:position="6.9in" style:type="right" style:leader-style="dotted" style:leader-text="."/>
        </style:tab-stops>
      </style:paragraph-properties>
    </style:style>
    <style:style style:name="P4" style:family="paragraph" style:parent-style-name="Contents_20_2">
      <style:paragraph-properties>
        <style:tab-stops>
          <style:tab-stop style:position="6.7335in" style:type="right" style:leader-style="dotted" style:leader-text="."/>
        </style:tab-stops>
      </style:paragraph-properties>
    </style:style>
    <style:style style:name="P5" style:family="paragraph" style:parent-style-name="Contents_20_3">
      <style:paragraph-properties>
        <style:tab-stops>
          <style:tab-stop style:position="6.5665in" style:type="right" style:leader-style="dotted" style:leader-text="."/>
        </style:tab-stops>
      </style:paragraph-properties>
    </style:style>
    <style:style style:name="P6" style:family="paragraph" style:parent-style-name="Default_20_Text">
      <style:paragraph-properties>
        <style:tab-stops>
          <style:tab-stop style:position="0.5in"/>
          <style:tab-stop style:position="5.8264in" style:type="right" style:leader-style="dotted" style:leader-text="."/>
        </style:tab-stops>
      </style:paragraph-properties>
    </style:style>
    <style:style style:name="P7" style:family="paragraph" style:parent-style-name="Text_20_Body_20_Indent">
      <style:paragraph-properties fo:margin-left="0.5in" fo:margin-right="0in" fo:text-indent="0in" style:auto-text-indent="false"/>
    </style:style>
    <style:style style:name="P8" style:family="paragraph" style:parent-style-name="Text_20_Body_20_Indent">
      <style:paragraph-properties fo:margin-left="0.5in" fo:margin-right="0in" fo:text-indent="0in" style:auto-text-indent="false"/>
      <style:text-properties fo:color="#b22200" style:font-name="Courier New2" fo:font-size="10pt" style:font-name-asian="Courier New2" style:font-size-asian="10pt" style:font-name-complex="Courier New2" style:font-size-complex="10pt"/>
    </style:style>
    <style:style style:name="P9" style:family="paragraph" style:parent-style-name="Default_20_Text">
      <style:paragraph-properties fo:margin-left="0.5in" fo:margin-right="0in" fo:text-indent="0in" style:auto-text-indent="false"/>
    </style:style>
    <style:style style:name="P10" style:family="paragraph" style:parent-style-name="Default_20_Text">
      <style:paragraph-properties fo:margin-left="0.5in" fo:margin-right="0in" fo:text-align="start" style:justify-single-word="false" fo:text-indent="0in" style:auto-text-indent="false" style:text-autospace="none"/>
      <style:text-properties style:font-name="Courier New2" fo:font-size="10pt" style:font-name-asian="Courier New2" style:font-size-asian="10pt" style:font-name-complex="Courier New2" style:font-size-complex="10pt"/>
    </style:style>
    <style:style style:name="P11" style:family="paragraph" style:parent-style-name="Default_20_Text">
      <style:paragraph-properties fo:margin-left="0.5in" fo:margin-right="0in" fo:text-align="start" style:justify-single-word="false" fo:text-indent="0in" style:auto-text-indent="false" style:text-autospace="none"/>
      <style:text-properties fo:color="#b22200" style:font-name="Courier New2" fo:font-size="10pt" style:font-name-asian="Courier New2" style:font-size-asian="10pt" style:font-name-complex="Courier New2" style:font-size-complex="10pt"/>
    </style:style>
    <style:style style:name="P12" style:family="paragraph" style:parent-style-name="Text_20_Body_20_Indent">
      <style:paragraph-properties fo:margin-left="1in" fo:margin-right="0in" fo:text-indent="0in" style:auto-text-indent="false"/>
    </style:style>
    <style:style style:name="P13" style:family="paragraph" style:parent-style-name="Default_20_Text">
      <style:paragraph-properties fo:margin-left="0in" fo:margin-right="0in" fo:text-indent="0in" style:auto-text-indent="false"/>
    </style:style>
    <style:style style:name="P14" style:family="paragraph" style:parent-style-name="Text_20_Body_20_Single">
      <style:paragraph-properties fo:margin-left="0in" fo:margin-right="0in" fo:text-indent="0in" style:auto-text-indent="false"/>
    </style:style>
    <style:style style:name="P15" style:family="paragraph" style:parent-style-name="Heading_20_1" style:list-style-name="L1"/>
    <style:style style:name="P16" style:family="paragraph" style:parent-style-name="Standard">
      <style:paragraph-properties fo:text-align="center" style:justify-single-word="false"/>
    </style:style>
    <style:style style:name="P1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8" style:family="paragraph" style:parent-style-name="Text_20_Body_20_Single" style:list-style-name="L5"/>
    <style:style style:name="P19" style:family="paragraph" style:parent-style-name="Text_20_Body_20_Single" style:list-style-name="L6"/>
    <style:style style:name="P20" style:family="paragraph" style:parent-style-name="Text_20_Body_20_Single" style:list-style-name="L7"/>
    <style:style style:name="P21" style:family="paragraph" style:parent-style-name="Text_20_Body_20_Single" style:list-style-name="L8">
      <style:paragraph-properties fo:margin-left="0in" fo:margin-right="0in" fo:text-indent="0in" style:auto-text-indent="false"/>
    </style:style>
    <style:style style:name="P22" style:family="paragraph" style:parent-style-name="Heading_20_3" style:list-style-name="L1"/>
    <style:style style:name="P23" style:family="paragraph" style:parent-style-name="Heading_20_2" style:list-style-name="L1"/>
    <style:style style:name="P24" style:family="paragraph" style:parent-style-name="Heading_20_2">
      <style:paragraph-properties fo:margin-left="0in" fo:margin-right="0in" fo:text-indent="0in" style:auto-text-indent="false"/>
    </style:style>
    <style:style style:name="P25" style:family="paragraph" style:parent-style-name="Heading_20_2" style:list-style-name="L1">
      <style:paragraph-properties fo:margin-left="0in" fo:margin-right="0in" fo:text-indent="0in" style:auto-text-indent="false"/>
    </style:style>
    <style:style style:name="P26" style:family="paragraph" style:parent-style-name="Text_20_Body_20_Indent" style:list-style-name="L2"/>
    <style:style style:name="P27" style:family="paragraph" style:parent-style-name="Text_20_Body_20_Indent" style:list-style-name="L3"/>
    <style:style style:name="P28" style:family="paragraph" style:parent-style-name="Text_20_Body_20_Indent" style:list-style-name="L4"/>
    <style:style style:name="P29" style:family="paragraph" style:parent-style-name="Text_20_Body_20_Indent" style:list-style-name="L4">
      <style:text-properties fo:color="#000000"/>
    </style:style>
    <style:style style:name="P30" style:family="paragraph" style:parent-style-name="Text_20_Body_20_Indent" style:list-style-name="L7"/>
    <style:style style:name="P31" style:family="paragraph" style:parent-style-name="Default_20_Text">
      <style:paragraph-properties fo:margin-left="0.5in" fo:margin-right="0in" fo:text-align="start" style:justify-single-word="false" fo:text-indent="0in" style:auto-text-indent="false" style:text-autospace="none"/>
      <style:text-properties fo:color="#b22200" style:font-name="Courier New2" fo:font-size="10pt" style:font-name-asian="Courier New2" style:font-size-asian="10pt" style:font-name-complex="Courier New2" style:font-size-complex="10pt"/>
    </style:style>
    <style:style style:name="T1" style:family="text">
      <style:text-properties fo:font-weight="bold"/>
    </style:style>
    <style:style style:name="T2" style:family="text">
      <style:text-properties fo:color="#a020f0"/>
    </style:style>
    <style:style style:name="T3" style:family="text">
      <style:text-properties fo:color="#000000"/>
    </style:style>
    <style:style style:name="T4" style:family="text">
      <style:text-properties fo:color="#000000" style:font-name="Courier New2" fo:font-size="10pt" style:font-name-asian="Courier New2" style:font-size-asian="10pt" style:font-name-complex="Courier New2" style:font-size-complex="10pt"/>
    </style:style>
    <style:style style:name="T5" style:family="text">
      <style:text-properties fo:color="#b22200"/>
    </style:style>
    <style:style style:name="T6" style:family="text">
      <style:text-properties fo:color="#b22200" style:font-name="Courier New2" fo:font-size="10pt" style:font-name-asian="Courier New2" style:font-size-asian="10pt" style:font-name-complex="Courier New2" style:font-size-complex="10pt"/>
    </style:style>
    <style:style style:name="T7" style:family="text">
      <style:text-properties fo:color="#0000ff"/>
    </style:style>
    <style:style style:name="T8" style:family="text">
      <style:text-properties fo:color="#0000ff" style:font-name="Courier New2" fo:font-size="10pt" style:font-name-asian="Courier New2" style:font-size-asian="10pt" style:font-name-complex="Courier New2" style:font-size-complex="10pt"/>
    </style:style>
    <style:style style:name="T9" style:family="text">
      <style:text-properties style:text-position="33% 80%"/>
    </style:style>
    <style:style style:name="T10" style:family="text">
      <style:text-properties fo:color="#cc0099"/>
    </style:style>
    <style:style style:name="fr1" style:family="graphic" style:parent-style-name="Graphics">
      <style:graphic-properties fo:margin-left="0in" fo:margin-right="0in" fo:margin-top="0in" fo:margin-bottom="0in" style:vertical-pos="middle" style:vertical-rel="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prefix=" " style:num-suffix="." text:bullet-char="•">
        <style:list-level-properties text:space-before="0.25in" text:min-label-width="0.25in"/>
        <style:text-properties style:font-name="Tahoma1"/>
      </text:list-level-style-bullet>
      <text:list-level-style-number text:level="2" text:style-name="Numbering_20_Symbols" style:num-prefix=" " style:num-suffix=")" style:num-format="a">
        <style:list-level-properties text:space-before="0.5in" text:min-label-width="0.25in"/>
      </text:list-level-style-number>
      <text:list-level-style-bullet text:level="3" text:style-name="Bullet_20_Symbols" style:num-prefix=" " style:num-suffix=" " text:bullet-char="•">
        <style:list-level-properties text:space-before="0.75in" text:min-label-width="0.25in"/>
        <style:text-properties style:font-name="Tahoma1"/>
      </text:list-level-style-bullet>
      <text:list-level-style-bullet text:level="4" text:style-name="Bullet_20_Symbols" style:num-prefix=" " style:num-suffix=" " text:bullet-char="•">
        <style:list-level-properties text:space-before="1in" text:min-label-width="0.25in"/>
        <style:text-properties style:font-name="Tahoma1"/>
      </text:list-level-style-bullet>
      <text:list-level-style-bullet text:level="5" text:style-name="Bullet_20_Symbols" style:num-prefix=" " style:num-suffix=" " text:bullet-char="•">
        <style:list-level-properties text:space-before="1.25in" text:min-label-width="0.25in"/>
        <style:text-properties style:font-name="Tahoma1"/>
      </text:list-level-style-bullet>
      <text:list-level-style-bullet text:level="6" text:style-name="Bullet_20_Symbols" style:num-prefix=" " style:num-suffix=" " text:bullet-char="•">
        <style:list-level-properties text:space-before="1.5in" text:min-label-width="0.25in"/>
        <style:text-properties style:font-name="Tahoma1"/>
      </text:list-level-style-bullet>
      <text:list-level-style-bullet text:level="7" text:style-name="Bullet_20_Symbols" style:num-prefix=" " style:num-suffix=" " text:bullet-char="•">
        <style:list-level-properties text:space-before="1.75in" text:min-label-width="0.25in"/>
        <style:text-properties style:font-name="Tahoma1"/>
      </text:list-level-style-bullet>
      <text:list-level-style-bullet text:level="8" text:style-name="Bullet_20_Symbols" style:num-prefix=" " style:num-suffix=" " text:bullet-char="•">
        <style:list-level-properties text:space-before="2in" text:min-label-width="0.25in"/>
        <style:text-properties style:font-name="Tahoma1"/>
      </text:list-level-style-bullet>
      <text:list-level-style-bullet text:level="9" text:style-name="Bullet_20_Symbols" style:num-prefix=" " style:num-suffix=" " text:bullet-char="•">
        <style:list-level-properties text:space-before="2.25in" text:min-label-width="0.25in"/>
        <style:text-properties style:font-name="Tahoma1"/>
      </text:list-level-style-bullet>
      <text:list-level-style-bullet text:level="10" text:style-name="Bullet_20_Symbols" style:num-prefix=" " style:num-suffix=" " text:bullet-char="•">
        <style:list-level-properties text:space-before="2.5in" text:min-label-width="0.25in"/>
        <style:text-properties style:font-name="Tahoma1"/>
      </text:list-level-style-bullet>
    </text:list-style>
    <text:list-style style:name="L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25in" text:min-label-width="0.25in"/>
        <style:text-properties style:font-name="Tahoma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xCAT 2 Developer's Guide</text:p>
      <text:p text:style-name="P16"><text:date style:data-style-name="N37" text:date-value="2010-01-07T10:39:04">01/07/10</text:date>, <text:time style:data-style-name="N43" text:time-value="2010-01-07T10:39:04">10:39:04 AM</text:time></text:p>
      <text:p text:style-name="P2"/>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text:a xlink:type="simple" xlink:href="#1.Introduction|outline" text:style-name="Internet_20_link" text:visited-style-name="Internet_20_link">1.0 Introduction</text:a><text:tab/>1</text:p>
          <text:p text:style-name="P3"><text:a xlink:type="simple" xlink:href="#2.xCAT Architecture|outline" text:style-name="Internet_20_link" text:visited-style-name="Internet_20_link">2.0 xCAT Architecture</text:a><text:tab/>2</text:p>
          <text:p text:style-name="P3"><text:a xlink:type="simple" xlink:href="#3.Developing  xCAT Code|outline" text:style-name="Internet_20_link" text:visited-style-name="Internet_20_link">3.0 Developing <text:s/>xCAT Code</text:a><text:tab/>2</text:p>
          <text:p text:style-name="P4"><text:a xlink:type="simple" xlink:href="#3.1.Client/Server Model|outline" text:style-name="Internet_20_link" text:visited-style-name="Internet_20_link">3.1 Client/Server Model</text:a><text:tab/>2</text:p>
          <text:p text:style-name="P5"><text:a xlink:type="simple" xlink:href="#3.1.1.Client code|outline" text:style-name="Internet_20_link" text:visited-style-name="Internet_20_link">3.1.1 Client code</text:a><text:tab/>2</text:p>
          <text:p text:style-name="P5"><text:a xlink:type="simple" xlink:href="#3.1.2.Server code (plugins)|outline" text:style-name="Internet_20_link" text:visited-style-name="Internet_20_link">3.1.2 Server code (plugins)</text:a><text:tab/>2</text:p>
          <text:p text:style-name="P5"><text:a xlink:type="simple" xlink:href="#3.1.3.Debugging Commands (XCATBYPASS mode)|outline" text:style-name="Internet_20_link" text:visited-style-name="Internet_20_link">3.1.3 Debugging Commands (XCATBYPASS mode)</text:a><text:tab/>3</text:p>
          <text:p text:style-name="P4"><text:a xlink:type="simple" xlink:href="#3.2. Hierarchy|outline" text:style-name="Internet_20_link" text:visited-style-name="Internet_20_link">3.2 <text:s/>Hierarchy</text:a><text:tab/>3</text:p>
          <text:p text:style-name="P4"><text:a xlink:type="simple" xlink:href="#3.3.Calling Plugins from other Plugins|outline" text:style-name="Internet_20_link" text:visited-style-name="Internet_20_link">3.3 Calling Plugins from other Plugins</text:a><text:tab/>3</text:p>
          <text:p text:style-name="P4"><text:a xlink:type="simple" xlink:href="#3.4.Remote Commands (ssh, rsh)|outline" text:style-name="Internet_20_link" text:visited-style-name="Internet_20_link">3.4 Remote Commands (ssh, rsh)</text:a><text:tab/>3</text:p>
          <text:p text:style-name="P3"><text:a xlink:type="simple" xlink:href="#4.Common Perl Libraries for xCAT code |outline" text:style-name="Internet_20_link" text:visited-style-name="Internet_20_link">4.0 Common Perl Libraries for xCAT code </text:a><text:tab/>4</text:p>
          <text:p text:style-name="P4"><text:a xlink:type="simple" xlink:href="#4.1.General Utilities|outline" text:style-name="Internet_20_link" text:visited-style-name="Internet_20_link">4.1 General Utilities</text:a><text:tab/>4</text:p>
          <text:p text:style-name="P3"><text:a xlink:type="simple" xlink:href="#5.Adding  Postscripts |outline" text:style-name="Internet_20_link" text:visited-style-name="Internet_20_link">5.0 Adding <text:s/>Postscripts </text:a><text:tab/>5</text:p>
          <text:p text:style-name="P3"><text:a xlink:type="simple" xlink:href="#6.Documentation|outline" text:style-name="Internet_20_link" text:visited-style-name="Internet_20_link">6.0 Documentation</text:a><text:tab/>5</text:p>
          <text:p text:style-name="P3"><text:a xlink:type="simple" xlink:href="#7.Creating Manpages|outline" text:style-name="Internet_20_link" text:visited-style-name="Internet_20_link">7.0 Creating Manpages</text:a><text:tab/>5</text:p>
          <text:p text:style-name="P3"><text:a xlink:type="simple" xlink:href="#8.Packaging new Code|outline" text:style-name="Internet_20_link" text:visited-style-name="Internet_20_link">8.0 Packaging new Code</text:a><text:tab/>5</text:p>
          <text:p text:style-name="P3"><text:a xlink:type="simple" xlink:href="#9.Changes to xCAT *.spec files|outline" text:style-name="Internet_20_link" text:visited-style-name="Internet_20_link">9.0 Changes to xCAT *.spec files</text:a><text:tab/>6</text:p>
          <text:p text:style-name="P3"><text:a xlink:type="simple" xlink:href="#10.Setting up your SVN development Environment |outline" text:style-name="Internet_20_link" text:visited-style-name="Internet_20_link">10.0 Setting up your SVN development Environment </text:a><text:tab/>6</text:p>
          <text:p text:style-name="P4"><text:a xlink:type="simple" xlink:href="#10.1.Setting up SVN for windows|outline" text:style-name="Internet_20_link" text:visited-style-name="Internet_20_link">10.1 Setting up SVN for windows</text:a><text:tab/>6</text:p>
          <text:p text:style-name="P4"><text:a xlink:type="simple" xlink:href="#10.2.Setting up SVN for RedHat|outline" text:style-name="Internet_20_link" text:visited-style-name="Internet_20_link">10.2 Setting up SVN for RedHat</text:a><text:tab/>7</text:p>
          <text:p text:style-name="P4"><text:a xlink:type="simple" xlink:href="#10.3.Building xCAT rpms|outline" text:style-name="Internet_20_link" text:visited-style-name="Internet_20_link">10.3 Building xCAT rpms</text:a><text:tab/>7</text:p>
        </text:index-body>
      </text:table-of-content>
      <text:p text:style-name="P6"/>
      <text:list xml:id="list820527709" text:style-name="L1">
        <text:list-item>
          <text:h text:style-name="P15" text:outline-level="1">Introduction</text:h>
        </text:list-item>
      </text:list>
      <text:p text:style-name="Default_20_Text"/>
      <text:p text:style-name="Text_20_Body_20_Single">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_20_Single">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_20_Single">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_20_Single">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_20_Single">You may also check the xCAT list of <text:a xlink:type="simple" xlink:href="https://sourceforge.net/tracker/?group_id=208749&amp;atid=1006948">requested features</text:a> and submit your request there. </text:p>
      <text:p text:style-name="Text_20_Body_20_Single"/>
      <text:list xml:id="list788550140" text:continue-numbering="true" text:style-name="L1">
        <text:list-item>
          <text:h text:style-name="P15" text:outline-level="1"><text:soft-page-break/>xCAT Architecture</text:h>
        </text:list-item>
      </text:list>
      <text:p text:style-name="Default_20_Text">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Default_20_Text">You need to review and understand the <text:a xlink:type="simple" xlink:href="http://xcat.wiki.sourceforge.net/xCAT+2+Architecture">xCAT Architecture </text:a>before developing your commands. </text:p>
      <text:list xml:id="list927110246" text:continue-numbering="true" text:style-name="L1">
        <text:list-item>
          <text:h text:style-name="P15" text:outline-level="1">Developing <text:s/>xCAT Code</text:h>
        </text:list-item>
      </text:list>
      <text:p text:style-name="Default_20_Text"/>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xml:id="list1137603328"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xml:id="list366456394" text:style-name="L1">
        <text:list-item>
          <text:list>
            <text:list-item>
              <text:h text:style-name="P23" text:outline-level="2">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list xml:id="list1787789385" text:style-name="L1">
        <text:list-item>
          <text:list>
            <text:list-item>
              <text:list>
                <text:list-item>
                  <text:h text:style-name="P22" text:outline-level="3">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xml:id="list1818634984" text:continue-numbering="true" text:style-name="L1">
        <text:list-item>
          <text:list>
            <text:list-item>
              <text:list>
                <text:list-item>
                  <text:h text:style-name="P22"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Each Plugin is <text:s/>divided into three major sections:</text:p>
      <text:list xml:id="list339320094" text:style-name="L2">
        <text:list-item>
          <text:p text:style-name="P26"><text:soft-page-break/>handled_commands() - returns list of command(s) handled by this plugin. <text:s/>If commands are related we tend to put them in one plugin. </text:p>
        </text:list-item>
        <text:list-item>
          <text:p text:style-name="P26">preprocess_request() - Needed if your command supports hierarchy, that is the plugin will be run on <text:s/>a service node to process the compute node. <text:s/></text:p>
        </text:list-item>
        <text:list-item>
          <text:p text:style-name="P26">process_request () - This is where the function of you command is placed. </text:p>
        </text:list-item>
      </text:list>
      <text:p text:style-name="Text_20_Body_20_Indent"/>
      <text:p text:style-name="Text_20_Body_20_Indent">Implementation note for handled_commands:</text:p>
      <text:p text:style-name="P7">For many of the xCAT commands, the same command can be implemented in different plugins and the correct plugin is invoked based on a table value. <text:s/>For example, the rpower command is implemented in the hmc.pm for pSeries nodes, in the blade.pm for blades, and so on, and the correct plugin is invoked based on the value of nodehm:power and nodehm:mgt attributes for that node. <text:s/>This is coded in the plugin as follows:</text:p>
      <text:p text:style-name="P10"><text:span text:style-name="T2">sub </text:span><text:span text:style-name="T3">handled_commands </text:span><text:span text:style-name="T5">{</text:span></text:p>
      <text:p text:style-name="P10"><text:span text:style-name="T5"><text:s text:c="2"/></text:span><text:span text:style-name="T2">return </text:span><text:span text:style-name="T5">{</text:span></text:p>
      <text:p text:style-name="P10"><text:span text:style-name="T5"><text:s text:c="4"/></text:span><text:span text:style-name="T3">findme </text:span><text:span text:style-name="T5">=&gt; </text:span><text:span text:style-name="T7">'blade'</text:span><text:span text:style-name="T5">,</text:span></text:p>
      <text:p text:style-name="P10"><text:span text:style-name="T5"><text:s text:c="4"/></text:span><text:span text:style-name="T3">getmacs </text:span><text:span text:style-name="T5">=&gt; </text:span><text:span text:style-name="T7">'nodehm:getmac,mgt'</text:span><text:span text:style-name="T5">,</text:span></text:p>
      <text:p text:style-name="P10"><text:span text:style-name="T5"><text:s text:c="4"/></text:span><text:span text:style-name="T3">rscan </text:span><text:span text:style-name="T5">=&gt; </text:span><text:span text:style-name="T7">'nodehm:mgt'</text:span><text:span text:style-name="T5">,</text:span></text:p>
      <text:p text:style-name="P10"><text:span text:style-name="T5"><text:s text:c="4"/></text:span><text:span text:style-name="T3">rpower </text:span><text:span text:style-name="T5">=&gt; </text:span><text:span text:style-name="T7">'nodehm:power,mgt'</text:span><text:span text:style-name="T5">,</text:span></text:p>
      <text:p text:style-name="P10"><text:span text:style-name="T5"><text:s text:c="4"/></text:span><text:span text:style-name="T3">getbladecons </text:span><text:span text:style-name="T5">=&gt; </text:span><text:span text:style-name="T7">'blade'</text:span><text:span text:style-name="T5">,</text:span></text:p>
      <text:p text:style-name="P10"><text:span text:style-name="T5"><text:s text:c="4"/></text:span><text:span text:style-name="T3">getrvidparms </text:span><text:span text:style-name="T5">=&gt; </text:span><text:span text:style-name="T7">'nodehm:mgt'</text:span><text:span text:style-name="T5">,</text:span></text:p>
      <text:p text:style-name="P10"><text:span text:style-name="T5"><text:s text:c="4"/></text:span><text:span text:style-name="T3">rvitals </text:span><text:span text:style-name="T5">=&gt; </text:span><text:span text:style-name="T7">'nodehm:mgt'</text:span><text:span text:style-name="T5">,</text:span></text:p>
      <text:p text:style-name="P10"><text:span text:style-name="T5"><text:s text:c="4"/></text:span><text:span text:style-name="T3">rinv </text:span><text:span text:style-name="T5">=&gt; </text:span><text:span text:style-name="T7">'nodehm:mgt'</text:span><text:span text:style-name="T5">,</text:span></text:p>
      <text:p text:style-name="P10"><text:span text:style-name="T5"><text:s text:c="4"/></text:span><text:span text:style-name="T3">rbeacon </text:span><text:span text:style-name="T5">=&gt; </text:span><text:span text:style-name="T7">'nodehm:mgt'</text:span><text:span text:style-name="T5">,</text:span></text:p>
      <text:p text:style-name="P10"><text:span text:style-name="T5"><text:s text:c="4"/></text:span><text:span text:style-name="T3">rspreset </text:span><text:span text:style-name="T5">=&gt; </text:span><text:span text:style-name="T7">'nodehm:mgt'</text:span><text:span text:style-name="T5">,</text:span></text:p>
      <text:p text:style-name="P10"><text:span text:style-name="T5"><text:s text:c="4"/></text:span><text:span text:style-name="T3">rspconfig </text:span><text:span text:style-name="T5">=&gt; </text:span><text:span text:style-name="T7">'nodehm:mgt'</text:span><text:span text:style-name="T5">,</text:span></text:p>
      <text:p text:style-name="P10"><text:span text:style-name="T5"><text:s text:c="4"/></text:span><text:span text:style-name="T3">rbootseq </text:span><text:span text:style-name="T5">=&gt; </text:span><text:span text:style-name="T7">'nodehm:mgt'</text:span><text:span text:style-name="T5">,</text:span></text:p>
      <text:p text:style-name="P10"><text:span text:style-name="T5"><text:s text:c="4"/></text:span><text:span text:style-name="T3">reventlog </text:span><text:span text:style-name="T5">=&gt; </text:span><text:span text:style-name="T7">'nodehm:mgt'</text:span><text:span text:style-name="T5">,</text:span></text:p>
      <text:p text:style-name="P10"><text:span text:style-name="T5"><text:s text:c="4"/></text:span><text:span text:style-name="T3">switchblade </text:span><text:span text:style-name="T5">=&gt; </text:span><text:span text:style-name="T7">'nodehm:mgt'</text:span><text:span text:style-name="T5">,</text:span></text:p>
      <text:p text:style-name="P11"><text:s text:c="2"/>};</text:p>
      <text:p text:style-name="P11">}</text:p>
      <text:p text:style-name="P7"/>
      <text:p text:style-name="P7">When the xCAT daemon loads all of the plugins, it builds an internal table of handled commands. <text:s/>When the same command is listed in more than one plugin, the value for the last plugin that is loaded is the one that the daemon will use. <text:s/>Therefore, ALL plugins must code the identical value for a table-driven command. <text:s/>For example, all plugins that implement the rpower command MUST code the handled_commands entry as</text:p>
      <text:p text:style-name="P12"><text:span text:style-name="T4">rpower </text:span><text:span text:style-name="T6">=&gt; </text:span><text:span text:style-name="T8">'nodehm:power,mgt'</text:span><text:span text:style-name="T6">,</text:span></text:p>
      <text:p text:style-name="P9">If you are coding one of these database-driven commands, you should search all existing plugins for entries that match the command you are coding and use the same value.</text:p>
      <text:p text:style-name="P8"/>
      <text:list xml:id="list1275640185" text:style-name="L1">
        <text:list-item>
          <text:list>
            <text:list-item>
              <text:list>
                <text:list-item>
                  <text:h text:style-name="P22" text:outline-level="3">Debugging Commands (XCATBYPASS mode)</text:h>
                </text:list-item>
              </text:list>
            </text:list-item>
          </text:list>
        </text:list-item>
      </text:list>
      <text:p text:style-name="Default_20_Text"><text:s text:c="6"/>Debugging you new client/server command through the xcatd can be difficult, so we have put in </text:p>
      <text:p text:style-name="Default_20_Text"><text:s text:c="6"/>place a debug mode that bypasses the daemon. <text:s/>This allows you to run the perl debugger from the </text:p>
      <text:p text:style-name="Default_20_Text"><text:s text:c="6"/>client invocation through the plugin. </text:p>
      <text:p text:style-name="Text_20_Body_20_Indent"><text:soft-page-break/>If the <text:span text:style-name="T1">XCATBYPASS</text:span> environment variable is set,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list xml:id="list1755848656" text:continue-numbering="true" text:style-name="L1">
        <text:list-item>
          <text:list>
            <text:list-item>
              <text:h text:style-name="P23"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24" text:outline-level="2"/>
      <text:list xml:id="list1631154240" text:style-name="L1">
        <text:list-item>
          <text:list>
            <text:list-item>
              <text:h text:style-name="P23" text:outline-level="2">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fully just call the other command client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provided by xCAT. </text:p>
      <text:p text:style-name="Default_20_Text"/>
      <text:list xml:id="list548606829" text:continue-numbering="true" text:style-name="L1">
        <text:list-item>
          <text:list>
            <text:list-item>
              <text:h text:style-name="P23" text:outline-level="2">Remote Commands (ssh, rsh)</text:h>
            </text:list-item>
          </text:list>
        </text:list-item>
      </text:list>
      <text:p text:style-name="Text_20_Body_20_Indent">We desire that all the xCAT commands to be using the same remote shell method to the nodes. <text:s text:c="2"/>The default <text:s/>is ssh on Linux and on AIX, it is determined by the site table attribute “useSSHonAIX". <text:s text:c="2"/>If this attribute is set to “no” <text:s/>then rsh will be used on AIX. <text:s/>IF set to “yes”, ssh is used on AIX. <text:s text:c="3"/>We need the attribute on AIX, because OpenSSH does not come with the AIX operating system and must be installed. <text:s text:c="3"/></text:p>
      <text:p text:style-name="Text_20_Body_20_Indent">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remote shell setup for xCAT and use the appropriate remote shell. <text:s text:c="2"/>It is not recommended to call the xdsh or xdcp command line interface from another xCAT command. </text:p>
      <text:p text:style-name="Code"/>
      <text:list xml:id="list963308985" text:continue-numbering="true" text:style-name="L1">
        <text:list-item>
          <text:list>
            <text:list-item>
              <text:list>
                <text:list-header>
                  <text:h text:style-name="P23" text:outline-level="2"/>
                </text:list-header>
              </text:list>
            </text:list-item>
          </text:list>
        </text:list-item>
        <text:list-item>
          <text:h text:style-name="P15" text:outline-level="1">Common Perl Libraries for xCAT code </text:h>
          <text:list>
            <text:list-item>
              <text:h text:style-name="P23" text:outline-level="2"><text:reference-mark-start text:name="1.1General Utility Perl libs"/><text:reference-mark-start text:name="General Utility Perl libs"/>General Utilities<text:reference-mark-end text:name="General Utility Perl libs"/><text:reference-mark-end text:name="1.1General Utility Perl libs"/></text:h>
            </text:list-item>
          </text:list>
        </text:list-item>
      </text:list>
      <text:p text:style-name="Default_20_Text"/>
      <text:p text:style-name="Text_20_Body_20_Indent"><text:soft-page-break/>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xml:id="list687901047" text:style-name="L3">
        <text:list-item>
          <text:p text:style-name="P27">Utils.pm – Contains a large number of Utilities. <text:s text:c="2"/>Some of the more commonly used are the following. <text:s/></text:p>
          <text:list>
            <text:list-item>
              <text:p text:style-name="P27">isLinux</text:p>
            </text:list-item>
            <text:list-item>
              <text:p text:style-name="P27">isAIX</text:p>
            </text:list-item>
            <text:list-item>
              <text:p text:style-name="P27">isMN</text:p>
            </text:list-item>
            <text:list-item>
              <text:p text:style-name="P27">isServiceNode</text:p>
            </text:list-item>
            <text:list-item>
              <text:p text:style-name="P27">Version</text:p>
            </text:list-item>
            <text:list-item>
              <text:p text:style-name="P27">runcmd</text:p>
            </text:list-item>
            <text:list-item>
              <text:p text:style-name="P27">runxcmd</text:p>
            </text:list-item>
          </text:list>
        </text:list-item>
        <text:list-item>
          <text:p text:style-name="P27">DbobjUtils.pm – A set of Utilities that handle xCAT data objects at a more abstract level. They are used by commands like lsdef which will access many database tables to return all the information for a node.</text:p>
        </text:list-item>
        <text:list-item>
          <text:p text:style-name="P27">NodeRange.pm – Routines to figure out the list of node based on an input group or noderange. </text:p>
        </text:list-item>
        <text:list-item>
          <text:p text:style-name="P27">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27">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request. <text:s text:c="2"/>Changes to the existing routines must be done by the xCAT core development team to ensure existing code is not broken. </text:p>
        </text:list-item>
        <text:list-item>
          <text:p text:style-name="P27">Client.pm – this routine is the primary interface from your command to the xcatd daemon. No changes should be make without careful review with the xCAT architects. </text:p>
        </text:list-item>
        <text:list-item>
          <text:p text:style-name="P27">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xml:id="list1359995563" text:style-name="L1">
        <text:list-item>
          <text:list>
            <text:list-header>
              <text:h text:style-name="P23" text:outline-level="2"><text:soft-page-break/></text:h>
            </text:list-header>
          </text:list>
        </text:list-item>
        <text:list-item>
          <text:h text:style-name="P15" text:outline-level="1">Adding <text:s/>Postscripts </text:h>
        </text:list-item>
      </text:list>
      <text:p text:style-name="Text_20_Body_20_Indent">Scripts that run on the installed nodes after installation, <text:s/>for further node setup, can be added to xCAT. <text:s text:c="2"/>When they are added to the <text:s/>/svn/xcat/xcat-core/trunk/xCAT/postscripts directory in SVN, they are automatically copied to /install/postscripts during the xCAT Management Node install. This makes them available to be added to the xCAT postscripts table to be run post node installation. <text:s/>Normally we do not write these script in Perl but in <text:s/>shell, <text:s/>so as to not require Perl to be installed on the compute nodes. <text:s/></text:p>
      <text:p text:style-name="Default_20_Text"/>
      <text:list xml:id="list1778683027" text:continue-numbering="true" text:style-name="L1">
        <text:list-item>
          <text:h text:style-name="P15" text:outline-level="1">Documentation</text:h>
        </text:list-item>
      </text:list>
      <text:p text:style-name="Default_20_Text"/>
      <text:p text:style-name="Text_20_Body_20_Indent">All new command must be documented:</text:p>
      <text:list xml:id="list1604302891" text:style-name="L4">
        <text:list-item>
          <text:p text:style-name="P28">There must be a man page. <text:s text:c="2"/>See Creating ManPages.</text:p>
        </text:list-item>
        <text:list-item>
          <text:p text:style-name="P28">There must be a link added in xCAT2top doc. <text:s/>This will be done by the xCAT development team, but they must be made aware of new function. <text:s/>Posting to the xcat forum is a good method. </text:p>
        </text:list-item>
        <text:list-item>
          <text:p text:style-name="P28">The code must be documented. <text:s/>See <text:a xlink:type="simple" xlink:href="http://xcat.wiki.sourceforge.net/xCAT+2+Contribution+Guildelines">contribution guidelines </text:a><text:a xlink:type="simple" xlink:href="http://xcat.wiki.sourceforge.net/xCAT+2+Contribution+Guildelines"><text:span text:style-name="T3"><text:s/>for coding standards.</text:span></text:a></text:p>
          <text:p text:style-name="P29"/>
        </text:list-item>
      </text:list>
      <text:list xml:id="list1526457407" text:style-name="L1">
        <text:list-item>
          <text:h text:style-name="P15" text:outline-level="1">Creating Manpages</text:h>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_20_Single"/>
      <text:list xml:id="list1911414788" text:continue-numbering="true" text:style-name="L1">
        <text:list-item>
          <text:h text:style-name="P15"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putting the code in the appropriate directory in SVN will automatically have it packaged with xCAt when it is built. </text:p>
      <text:p text:style-name="Text_20_Body_20_Indent"/>
      <text:list xml:id="list57060498" text:continue-numbering="true" text:style-name="L1">
        <text:list-item>
          <text:h text:style-name="P15" text:outline-level="1"><text:soft-page-break/>Changes to xCAT *.spec files</text:h>
        </text:list-item>
      </text:list>
      <text:p text:style-name="Default_20_Text"/>
      <text:p text:style-name="Text_20_Body_20_Indent">All changes to the xCAT *.spec files should be done by the core xCAT team. <text:s/>Submit <text:s/>any change requests through a feature or directly to the team on the xCAT mailing list. </text:p>
      <text:p text:style-name="Text_20_Body_20_Indent"/>
      <text:list xml:id="list237168577" text:continue-numbering="true" text:style-name="L1">
        <text:list-item>
          <text:h text:style-name="P15" text:outline-level="1">Setting up your SVN development Environment </text:h>
        </text:list-item>
      </text:list>
      <text:p text:style-name="Default_20_Text"/>
      <text:p text:style-name="Text_20_Body_20_Indent">SVN is a open source sw that you can download from <text:a xlink:type="simple" xlink:href="http://subversion.tigris.org/project_packages.html#binary-packages">http://subversion.tigris.org/project_packages.html#binary-packages</text:a><text:span text:style-name="T9"><draw:a xlink:type="simple" xlink:href="http://subversion.tigris.org/project_packages.html#binary-packages"><draw:frame draw:style-name="fr1" draw:name="graphics1" text:anchor-type="as-char" svg:width="0.0728in" svg:height="0.0728in" draw:z-index="0"><draw:image xlink:href="../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9"><draw:a xlink:type="simple" xlink:href="http://svnbook.red-bean.com/nightly/en/svn-book.html"><draw:frame draw:style-name="fr1" draw:name="graphics2" text:anchor-type="as-char" svg:width="0.0728in" svg:height="0.0728in" draw:z-index="1"><draw:image xlink:href="../https://w3.tap.ibm.com/w3ki/images/icons/linkext7.gif" xlink:type="simple" xlink:show="embed" xlink:actuate="onLoad"/></draw:frame></draw:a></text:span> </text:p>
      <text:p text:style-name="Text_20_Body_20_Indent"/>
      <text:p text:style-name="Text_20_Body_20_Indent">The concept of SVN is <text:s/>you extract all the files under a directory to your workspace by <text:span text:style-name="Emphasis"><text:span text:style-name="T10">svn chec</text:span></text:span><text:span text:style-name="T10">kout</text:span> command. After modifying files, you then use <text:span text:style-name="Emphasis"><text:span text:style-name="T10">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9"><draw:a xlink:type="simple" xlink:href="http://xcat.svn.sourceforge.net/svnroot/xcat"><draw:frame draw:style-name="fr1" draw:name="graphics3" text:anchor-type="as-char" svg:width="0.0728in" svg:height="0.0728in" draw:z-index="2"><draw:image xlink:href="../https://w3.tap.ibm.com/w3ki/images/icons/linkext7.gif" xlink:type="simple" xlink:show="embed" xlink:actuate="onLoad"/></draw:frame></draw:a></text:span>.</text:p>
      <text:list xml:id="list154885014" text:style-name="L5">
        <text:list-item>
          <text:p text:style-name="P18">xcat-contrib - <text:s/>contributed code </text:p>
        </text:list-item>
        <text:list-item>
          <text:p text:style-name="P18">xcat-core – source code for all releases</text:p>
          <text:list>
            <text:list-item>
              <text:p text:style-name="P18">branches</text:p>
              <text:list>
                <text:list-item>
                  <text:p text:style-name="P18">2.0 <text:s/>- 2.0 release source tree</text:p>
                </text:list-item>
                <text:list-item>
                  <text:p text:style-name="P18">2.1 – 2.1 release source tree</text:p>
                </text:list-item>
              </text:list>
            </text:list-item>
            <text:list-item>
              <text:p text:style-name="P18">trunk - <text:s/>2.x ( next) release source tree</text:p>
            </text:list-item>
          </text:list>
        </text:list-item>
        <text:list-item>
          <text:p text:style-name="P18">xcat-deps – xcat dependency code</text:p>
          <text:p text:style-name="P18"/>
        </text:list-item>
      </text:list>
      <text:p text:style-name="Text_20_Body_20_Indent">Usually all new development is checked into the trunk. <text:s/>Only fixes go into the branches. </text:p>
      <text:p text:style-name="P13"/>
      <text:list xml:id="list386106799" text:style-name="L1">
        <text:list-item>
          <text:list>
            <text:list-item>
              <text:h text:style-name="P23" text:outline-level="2">Setting up SVN for windows</text:h>
            </text:list-item>
          </text:list>
        </text:list-item>
      </text:list>
      <text:list xml:id="list2117985880" text:style-name="L6">
        <text:list-header>
          <text:p text:style-name="P19"><text:line-break/>1. Download svn-1.5.1-setup.exe from <text:a xlink:type="simple" xlink:href="http://subversion.tigris.org/servlets/ProjectDocumentList?folderID=91">http://subversion.tigris.org/servlets/ProjectDocumentList?folderID=91</text:a><text:line-break/>2. Install it on PC by running<text:line-break/> <text:span text:style-name="Emphasis"><text:span text:style-name="T10">svn-1.5.1-setup.exe</text:span></text:span>.<text:line-break/>3. Create directories for my sandbox (workspace in SVN's term) C:\Ling\xCAT\sb\xcat-core\trunk\bin<text:line-break/>4. Extract files. From command line window:<text:line-break/><text:soft-page-break/> <text:span text:style-name="Emphasis"><text:span text:style-name="T10">cd C:\Ling\xCAT\sb\xcat-core\trunk\bin</text:span></text:span><text:line-break/><text:span text:style-name="T10">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10">svn add test</text:span></text:span>.<text:line-break/>6. Check in the changes</text:p>
        </text:list-header>
      </text:list>
      <text:list xml:id="list602908465" text:style-name="L7">
        <text:list-header>
          <text:p text:style-name="P20"><text:s/><text:span text:style-name="Emphasis"><text:span text:style-name="T10">svn --username linggao -m "my comments " ci </text:span></text:span><text:s/>(It asks my password).<text:line-break/>7. undo what I have done<text:line-break/> <text:span text:style-name="Emphasis"><text:span text:style-name="T10">svn del ling_test</text:span></text:span><text:line-break/> <text:span text:style-name="Emphasis"><text:span text:style-name="T10">svn --username linggao -m "my first experience on SVN" ci</text:span></text:span></text:p>
          <text:p text:style-name="P30"/>
        </text:list-header>
      </text:list>
      <text:list xml:id="list1368407057" text:style-name="L1">
        <text:list-item>
          <text:list>
            <text:list-item>
              <text:h text:style-name="P25" text:outline-level="2">Setting up SVN for RedHat</text:h>
            </text:list-item>
          </text:list>
        </text:list-item>
      </text:list>
      <text:list xml:id="list419349601" text:style-name="L8">
        <text:list-item>
          <text:p text:style-name="P21"><text:s/>Download and install the following from <text:a xlink:type="simple" xlink:href="http://the.earth.li/pub/subversion/summersoft.fay.ar.us/pub/subversion/latest/rhel-3/bin/">http://the.earth.li/pub/subversion/summersoft.fay.ar.us/pub/subversion/latest/rhel-3/bin/</text:a><text:span text:style-name="T9"><draw:a xlink:type="simple" xlink:href="http://the.earth.li/pub/subversion/summersoft.fay.ar.us/pub/subversion/latest/rhel-3/bin/"><draw:frame draw:style-name="fr1" draw:name="graphics4" text:anchor-type="as-char" svg:width="0.0728in" svg:height="0.0728in" draw:z-index="3"><draw:image xlink:href="../https://w3.tap.ibm.com/w3ki/images/icons/linkext7.gif" xlink:type="simple" xlink:show="embed" xlink:actuate="onLoad"/></draw:frame></draw:a></text:span>.<text:line-break/> apr-util-0.9.5-0.3.i386.rpm<text:line-break/> subversion-1.3.2-1.rhel3.i386.rpm</text:p>
        </text:list-item>
        <text:list-item>
          <text:p text:style-name="P21">Create directories for workspace: /svn</text:p>
        </text:list-item>
        <text:list-item>
          <text:p text:style-name="P21">Extract xCAT source <text:s/>code using command-line:</text:p>
          <text:p text:style-name="P21">cd /svn</text:p>
          <text:p text:style-name="P21">svn checkout <text:a xlink:type="simple" xlink:href="http://xcat.svn.sourceforge.net/svnroot/xcat/xcat-core/trunk">http://xcat.svn.sourceforge.net/svnroot/xcat/xcat-core/trunk</text:a></text:p>
        </text:list-item>
        <text:list-item>
          <text:p text:style-name="P21">Use same commands as above ( svn add, svn del, <text:s/>svn .......ci). </text:p>
        </text:list-item>
        <text:list-item>
          <text:p text:style-name="P21">To update you development tree later </text:p>
          <text:p text:style-name="P21">cd /svn</text:p>
          <text:p text:style-name="P21">svn update <text:line-break/> </text:p>
        </text:list-item>
      </text:list>
      <text:p text:style-name="P14"/>
      <text:p text:style-name="P14"/>
      <text:p text:style-name="P14"/>
      <text:list xml:id="list321066256" text:style-name="L1">
        <text:list-item>
          <text:list>
            <text:list-item>
              <text:h text:style-name="P25" text:outline-level="2">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makexcatsnrpm</text:p>
      <text:p text:style-name="Code">./makexcatrpm</text:p>
      <text:p text:style-name="Code">rm -f /usr/src/redhat/RPMS/noarch/xCAT-nbroot-core-x86_64*.rpm</text:p>
      <text:p text:style-name="Code">./makenbrootrpm x86_64</text:p>
      <text:p text:style-name="Code"><text:soft-page-break/>rm -f /usr/src/redhat/RPMS/noarch/xCAT-nbroot-core-ppc*.rpm</text:p>
      <text:p text:style-name="Code">./makenbrootrpm ppc6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Text_20_body" style:display-name="Text body" style:family="paragraph" style:parent-style-name="Standard" style:class="text">
      <style:paragraph-properties fo:margin-top="0in" fo:margin-bottom="0.0835in"/>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class="text">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in" fo:margin-right="0in" fo:text-indent="0in" style:auto-text-indent="false"/>
    </style:style>
    <style:style style:name="List_20_Bullet_20_3" style:display-name="List Bullet 3" style:family="paragraph" style:parent-style-name="Default_20_Text" style:list-style-name="WW8Num7">
      <style:paragraph-properties fo:margin-left="0in" fo:margin-right="0in" fo:text-indent="0in" style:auto-text-indent="false"/>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Closing" style:family="paragraph" style:parent-style-name="Default_20_Text">
      <style:paragraph-properties fo:margin-left="3in" fo:margin-right="0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in" fo:margin-right="0in" fo:text-indent="0in" style:auto-text-indent="false"/>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xCAT 2 Developer's Guide</dc:title>
    <dc:title>xCAT 2 Developer's Guide</dc:title>
    <meta:initial-creator>IBM_USER</meta:initial-creator>
    <meta:creation-date>2008-03-11T09:00:00</meta:creation-date>
    <dc:creator>Bruce Potter</dc:creator>
    <dc:date>2010-01-07T10:39:04</dc:date>
    <meta:printed-by>Egan Ford</meta:printed-by>
    <meta:print-date>2008-05-08T10:26:10</meta:print-date>
    <dc:language>en-US</dc:language>
    <meta:editing-cycles>353</meta:editing-cycles>
    <meta:editing-duration>PT225H46M53S</meta:editing-duration>
    <meta:document-statistic meta:table-count="0" meta:image-count="4" meta:object-count="0" meta:page-count="9" meta:paragraph-count="153" meta:word-count="2436" meta:character-count="15158"/>
    <meta:user-defined meta:name="Info 1"/>
    <meta:user-defined meta:name="Info 2"/>
    <meta:user-defined meta:name="Info 3"/>
    <meta:user-defined meta:name="Info 4"/>
  </office:meta>
</office:document-meta>
</file>